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1000003FA71F694F92F94A5D3.png" manifest:media-type="image/png"/>
  <manifest:file-entry manifest:full-path="Pictures/1000000000000549000003FA5DAB296090C0F819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none" draw:textarea-horizontal-align="justify" draw:textarea-vertical-align="middle" draw:auto-grow-height="false" fo:min-height="9.148cm" fo:min-width="20.83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671cm" fo:min-width="5.08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0.483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61cm" fo:min-width="0.6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65cm" fo:min-width="0.56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3.565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Arrow" draw:marker-start-width="0.252cm" draw:marker-end="" draw:marker-end-width="0.252cm" draw:fill="solid" draw:textarea-vertical-align="botto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co1" style:family="table-column">
      <style:table-column-properties style:column-width="1.413cm" style:use-optimal-column-width="false"/>
    </style:style>
    <style:style style:name="co2" style:family="table-column">
      <style:table-column-properties style:column-width="1.363cm" style:use-optimal-column-width="false"/>
    </style:style>
    <style:style style:name="co3" style:family="table-column">
      <style:table-column-properties style:column-width="1.359cm" style:use-optimal-column-width="false"/>
    </style:style>
    <style:style style:name="ro1" style:family="table-row">
      <style:table-row-properties style:row-height="0.499cm" style:use-optimal-row-height="false"/>
    </style:style>
    <style:style style:name="ce1" style:family="table-cell">
      <style:text-properties style:font-name="DejaVu Sans Mono" fo:font-size="6pt" fo:letter-spacing="normal" fo:font-weight="normal" style:font-size-asian="6pt" style:font-weight-asian="normal" style:font-size-complex="6pt" style:font-weight-complex="normal"/>
    </style:style>
    <style:style style:name="ce2" style:family="table-cell">
      <style:paragraph-properties style:text-autospace="none"/>
      <style:text-properties style:font-name="DejaVu Sans Mono" fo:font-size="6pt" fo:letter-spacing="normal" fo:font-weight="bold" style:font-size-asian="6pt" style:font-weight-asian="bold" style:font-size-complex="6pt" style:font-weight-complex="bold"/>
    </style:style>
    <style:style style:name="ce3" style:family="table-cell">
      <style:paragraph-properties style:text-autospace="none"/>
      <style:text-properties style:font-name="DejaVu Sans Mono" fo:font-size="6pt" fo:letter-spacing="normal" fo:font-weight="normal" style:font-size-asian="6pt" style:font-weight-asian="normal" style:font-size-complex="6pt" style:font-weight-complex="normal"/>
    </style:style>
    <style:style style:name="ce4" style:family="table-cell">
      <style:paragraph-properties fo:text-align="end" style:text-autospace="none"/>
      <style:text-properties style:font-name="DejaVu Sans Mono" fo:font-size="6pt" fo:letter-spacing="normal" fo:font-weight="normal" style:font-size-asian="6pt" style:font-weight-asian="normal" style:font-size-complex="6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margin-top="0cm" fo:margin-bottom="0cm" fo:text-align="center" style:writing-mode="lr-tb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 style:text-autospace="none"/>
      <style:text-properties style:font-name="DejaVu Sans Mono" fo:font-size="6pt" fo:letter-spacing="normal" fo:font-weight="bold" style:font-size-asian="6pt" style:font-weight-asian="bold" style:font-size-complex="6pt" style:font-weight-complex="bold"/>
    </style:style>
    <style:style style:name="P9" style:family="paragraph">
      <style:paragraph-properties style:text-autospace="none"/>
      <style:text-properties style:font-name="DejaVu Sans Mono" fo:font-size="6pt" fo:letter-spacing="normal" fo:font-weight="normal" style:font-size-asian="6pt" style:font-weight-asian="normal" style:font-size-complex="6pt" style:font-weight-complex="normal"/>
    </style:style>
    <style:style style:name="P10" style:family="paragraph">
      <style:paragraph-properties fo:text-align="end" style:text-autospace="none"/>
      <style:text-properties style:font-name="DejaVu Sans Mono" fo:font-size="6pt" fo:letter-spacing="normal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font-name="DejaVu Sans Mono" fo:font-size="6pt" fo:letter-spacing="normal" fo:font-weight="bold" style:font-size-asian="6pt" style:font-weight-asian="bold" style:font-size-complex="6pt" style:font-weight-complex="bold"/>
    </style:style>
    <style:style style:name="T2" style:family="text">
      <style:text-properties style:font-name="DejaVu Sans Mono" fo:font-size="6pt" fo:letter-spacing="normal" fo:font-weight="normal" style:font-size-asian="6pt" style:font-weight-asian="normal" style:font-size-complex="6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9.398cm" svg:x="5.699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2.921cm" svg:x="11.922cm" svg:y="4.429cm">
          <text:p text:style-name="P2">Vanilla-pad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3" draw:text-style-name="P1" draw:layer="layout" svg:width="1.016cm" svg:height="1.397cm" svg:x="19.351cm" svg:y="5.061cm">
                <text:p/>
                <draw:enhanced-geometry svg:viewBox="0 0 21600 21600" draw:mirror-horizontal="true" draw:mirror-vertical="true" draw:glue-points="10800 0 0 10800 10800 21600 21600 10800" draw:text-areas="0 0 21600 ?f11" draw:type="paper" draw:modifiers="17224.778761062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4" draw:text-style-name="P4" draw:layer="layout" svg:x1="19.605cm" svg:y1="5.447cm" svg:x2="20.113cm" svg:y2="5.447cm">
                <text:p/>
              </draw:line>
              <draw:line draw:style-name="gr4" draw:text-style-name="P4" draw:layer="layout" svg:x1="19.605cm" svg:y1="5.574cm" svg:x2="20.113cm" svg:y2="5.574cm">
                <text:p/>
              </draw:line>
              <draw:line draw:style-name="gr4" draw:text-style-name="P4" draw:layer="layout" svg:x1="19.605cm" svg:y1="5.701cm" svg:x2="20.113cm" svg:y2="5.701cm">
                <text:p/>
              </draw:line>
              <draw:line draw:style-name="gr4" draw:text-style-name="P4" draw:layer="layout" svg:x1="19.605cm" svg:y1="5.955cm" svg:x2="20.113cm" svg:y2="5.955cm">
                <text:p/>
              </draw:line>
              <draw:line draw:style-name="gr4" draw:text-style-name="P4" draw:layer="layout" svg:x1="19.605cm" svg:y1="5.828cm" svg:x2="20.113cm" svg:y2="5.828cm">
                <text:p/>
              </draw:line>
              <draw:line draw:style-name="gr4" draw:text-style-name="P4" draw:layer="layout" svg:x1="19.605cm" svg:y1="6.082cm" svg:x2="20.113cm" svg:y2="6.082cm">
                <text:p/>
              </draw:line>
              <draw:line draw:style-name="gr4" draw:text-style-name="P4" draw:layer="layout" svg:x1="19.605cm" svg:y1="6.209cm" svg:x2="20.113cm" svg:y2="6.209cm">
                <text:p/>
              </draw:line>
              <draw:line draw:style-name="gr4" draw:text-style-name="P4" draw:layer="layout" svg:x1="19.605cm" svg:y1="5.32cm" svg:x2="20.113cm" svg:y2="5.32cm">
                <text:p/>
              </draw:line>
            </draw:g>
            <draw:g>
              <draw:custom-shape draw:style-name="gr3" draw:text-style-name="P1" draw:layer="layout" svg:width="1.016cm" svg:height="1.397cm" svg:x="20.875cm" svg:y="5.061cm">
                <text:p/>
                <draw:enhanced-geometry svg:viewBox="0 0 21600 21600" draw:mirror-horizontal="true" draw:mirror-vertical="true" draw:glue-points="10800 0 0 10800 10800 21600 21600 10800" draw:text-areas="0 0 21600 ?f11" draw:type="paper" draw:modifiers="17224.778761062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4" draw:text-style-name="P4" draw:layer="layout" svg:x1="21.129cm" svg:y1="5.447cm" svg:x2="21.637cm" svg:y2="5.447cm">
                <text:p/>
              </draw:line>
              <draw:line draw:style-name="gr4" draw:text-style-name="P4" draw:layer="layout" svg:x1="21.129cm" svg:y1="5.574cm" svg:x2="21.637cm" svg:y2="5.574cm">
                <text:p/>
              </draw:line>
              <draw:line draw:style-name="gr4" draw:text-style-name="P4" draw:layer="layout" svg:x1="21.129cm" svg:y1="5.701cm" svg:x2="21.637cm" svg:y2="5.701cm">
                <text:p/>
              </draw:line>
              <draw:line draw:style-name="gr4" draw:text-style-name="P4" draw:layer="layout" svg:x1="21.129cm" svg:y1="5.955cm" svg:x2="21.637cm" svg:y2="5.955cm">
                <text:p/>
              </draw:line>
              <draw:line draw:style-name="gr4" draw:text-style-name="P4" draw:layer="layout" svg:x1="21.129cm" svg:y1="5.828cm" svg:x2="21.637cm" svg:y2="5.828cm">
                <text:p/>
              </draw:line>
              <draw:line draw:style-name="gr4" draw:text-style-name="P4" draw:layer="layout" svg:x1="21.129cm" svg:y1="6.082cm" svg:x2="21.637cm" svg:y2="6.082cm">
                <text:p/>
              </draw:line>
              <draw:line draw:style-name="gr4" draw:text-style-name="P4" draw:layer="layout" svg:x1="21.129cm" svg:y1="6.209cm" svg:x2="21.637cm" svg:y2="6.209cm">
                <text:p/>
              </draw:line>
              <draw:line draw:style-name="gr4" draw:text-style-name="P4" draw:layer="layout" svg:x1="21.129cm" svg:y1="5.32cm" svg:x2="21.637cm" svg:y2="5.32cm">
                <text:p/>
              </draw:line>
            </draw:g>
          </draw:g>
          <draw:frame draw:style-name="gr5" draw:text-style-name="P6" draw:layer="layout" svg:width="3.683cm" svg:height="1.905cm" svg:x="18.78cm" svg:y="6.08cm">
            <draw:text-box>
              <text:p text:style-name="P5">Score files</text:p>
            </draw:text-box>
          </draw:frame>
        </draw:g>
        <draw:custom-shape draw:style-name="gr6" draw:text-style-name="P1" draw:layer="layout" svg:width="1.397cm" svg:height="0.889cm" svg:x="10.525cm" svg:y="5.318cm">
          <text:p/>
          <draw:enhanced-geometry svg:viewBox="0 0 21600 21600" draw:text-areas="0 ?f0 ?f5 ?f2" draw:type="right-arrow" draw:modifiers="12592.2746781116 5339.325842696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397cm" svg:height="0.889cm" svg:x="17.51cm" svg:y="5.318cm">
          <text:p/>
          <draw:enhanced-geometry svg:viewBox="0 0 21600 21600" draw:text-areas="0 ?f0 ?f5 ?f2" draw:type="right-arrow" draw:modifiers="12592.2746781116 5339.325842696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4.064cm" svg:height="2.032cm" svg:x="5.826cm" svg:y="4.683cm">
          <text:p text:style-name="P2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draw:layer="layout" svg:x1="18.78cm" svg:y1="9.89cm" svg:x2="20.05cm" svg:y2="7.858cm">
          <text:p/>
        </draw:line>
        <draw:line draw:style-name="gr10" draw:text-style-name="P4" draw:layer="layout" svg:x1="20.685cm" svg:y1="7.858cm" svg:x2="20.685cm" svg:y2="9.89cm">
          <text:p/>
        </draw:line>
        <draw:line draw:style-name="gr10" draw:text-style-name="P4" draw:layer="layout" svg:x1="21.32cm" svg:y1="7.858cm" svg:x2="22.59cm" svg:y2="9.89cm">
          <text:p/>
        </draw:line>
        <draw:frame draw:style-name="standard" draw:layer="layout" svg:width="4.134cm" svg:height="2.534cm" svg:x="14.081cm" svg:y="10.5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1">dev</text:span></text:p>
              </table:table-cell>
              <table:table-cell>
                <text:p text:style-name="P8"><text:span text:style-name="T1">eval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APCE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3.90%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FP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3.90%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FN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8.80%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HTE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6.30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1" draw:layer="layout" svg:width="2.286cm" svg:height="0.763cm" svg:x="16.875cm" svg:y="9.762cm">
          <draw:text-box>
            <text:p><text:span text:style-name="T3">metrics</text:span></text:p>
          </draw:text-box>
        </draw:frame>
        <draw:frame draw:style-name="gr12" draw:text-style-name="P1" draw:layer="layout" svg:width="3.124cm" svg:height="2.351cm" svg:x="19.085cm" svg:y="10.652cm">
          <draw:image xlink:href="Pictures/1000000000000549000003FA5DAB296090C0F819.png" xlink:type="simple" xlink:show="embed" xlink:actuate="onLoad" loext:mime-type="image/png">
            <text:p/>
          </draw:image>
        </draw:frame>
        <draw:frame draw:style-name="gr11" draw:text-style-name="P11" draw:layer="layout" svg:width="1.524cm" svg:height="0.763cm" svg:x="20.05cm" svg:y="9.89cm">
          <draw:text-box>
            <text:p><text:span text:style-name="T3">hist</text:span></text:p>
          </draw:text-box>
        </draw:frame>
        <draw:frame draw:style-name="gr13" draw:text-style-name="P6" draw:layer="layout" svg:width="1.651cm" svg:height="1.016cm" svg:x="22.082cm" svg:y="7.985cm">
          <draw:text-box>
            <text:p>...</text:p>
          </draw:text-box>
        </draw:frame>
        <draw:frame draw:style-name="gr11" draw:text-style-name="P11" draw:layer="layout" svg:width="1.524cm" svg:height="0.763cm" svg:x="22.59cm" svg:y="9.763cm">
          <draw:text-box>
            <text:p><text:span text:style-name="T3">roc</text:span></text:p>
          </draw:text-box>
        </draw:frame>
        <draw:frame draw:style-name="gr12" draw:text-style-name="P1" draw:layer="layout" svg:width="3.81cm" svg:height="2.85cm" svg:x="22.771cm" svg:y="10.469cm">
          <draw:image xlink:href="Pictures/1000000000000551000003FA71F694F92F94A5D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38:40.377639249</meta:creation-date>
    <meta:editing-duration>PT1M8S</meta:editing-duration>
    <meta:editing-cycles>4</meta:editing-cycles>
    <meta:generator>LibreOffice/6.4.6.2$Linux_X86_64 LibreOffice_project/40$Build-2</meta:generator>
    <dc:date>2021-02-05T09:14:30.759449226</dc:date>
    <meta:document-statistic meta:object-count="38"/>
  </office:meta>
</office:document-meta>
</file>